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300000125FF870FEC.png" manifest:media-type="image/png"/>
  <manifest:file-entry manifest:full-path="Pictures/10000000000001140000015D0C3F45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name="Picture 3" draw:style-name="gr1" draw:text-style-name="P1" draw:layer="layout" svg:width="5.715cm" svg:height="7.228cm" svg:x="3.286cm" svg:y="10.017cm">
          <draw:image xlink:href="Pictures/10000000000001140000015D0C3F45DB.png" xlink:type="simple" xlink:show="embed" xlink:actuate="onLoad">
            <text:p/>
          </draw:image>
        </draw:frame>
        <draw:frame draw:name="Picture 4" draw:style-name="gr1" draw:text-style-name="P1" draw:layer="layout" svg:width="4.171cm" svg:height="6.271cm" svg:x="9.382cm" svg:y="9.763cm">
          <draw:image xlink:href="Pictures/10000000000000C300000125FF870FEC.png" xlink:type="simple" xlink:show="embed" xlink:actuate="onLoad">
            <text:p/>
          </draw:image>
        </draw:frame>
        <draw:custom-shape draw:style-name="gr2" draw:text-style-name="P2" draw:layer="layout" svg:width="2.159cm" svg:height="2.032cm" svg:x="3.92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556cm" svg:y1="14.589cm" svg:x2="9.382cm" svg:y2="9.89cm">
          <text:p/>
        </draw:line>
        <draw:line draw:style-name="gr3" draw:text-style-name="P2" draw:layer="layout" svg:x1="5.191cm" svg:y1="16.494cm" svg:x2="9.509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8T01:44:11</meta:creation-date>
    <dc:date>2012-10-28T01:46:45</dc:date>
    <dc:creator>mnobrega </dc:creator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